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roman"/>
    <style:font-face style:name="ComicSansMS-Bold" svg:font-family="ComicSansMS-Bold" style:font-family-generic="swiss"/>
    <style:font-face style:name="Helvetica1" svg:font-family="Helvetica" style:font-family-generic="swiss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2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orphans="0" fo:widows="0" fo:hyphenation-ladder-count="no-limit" fo:text-indent="0in" style:auto-text-indent="false" fo:background-color="#ffffff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4" style:family="paragraph" style:parent-style-name="Chords_2f_Instructions">
      <style:paragraph-properties fo:margin-left="-0.0173in" fo:margin-right="0in" fo:margin-top="0in" fo:margin-bottom="0in" fo:line-height="0.3528in" fo:text-indent="0in" style:auto-text-indent="false"/>
    </style:style>
    <style:style style:name="P5" style:family="paragraph" style:parent-style-name="Chords_2f_Instructions" style:master-page-name="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style:page-number="auto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6" style:family="paragraph" style:parent-style-name="Chords_2f_Instructions">
      <style:paragraph-properties fo:margin-left="-0.0173in" fo:margin-right="0in" fo:margin-top="0in" fo:margin-bottom="0.1201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7" style:family="paragraph" style:parent-style-name="Chords_2f_Instructions">
      <style:paragraph-properties fo:margin-left="-0.0173in" fo:margin-right="0in" fo:margin-top="0in" fo:margin-bottom="0.1402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8" style:family="paragraph" style:parent-style-name="Chords_2f_Instructions">
      <style:paragraph-properties fo:margin-left="0.2602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9" style:family="paragraph" style:parent-style-name="Chords_2f_Instructions" style:master-page-name="">
      <style:paragraph-properties fo:margin-left="0.2602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style:page-number="auto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10" style:family="paragraph" style:parent-style-name="Chords_2f_Instructions">
      <style:paragraph-properties fo:margin-left="0.2602in" fo:margin-right="0in" fo:margin-top="0in" fo:margin-bottom="0.1201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11" style:family="paragraph" style:parent-style-name="SONG_20_TITLE" style:master-page-name="Standard">
      <style:paragraph-properties style:page-number="auto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0% 100%" style:font-name="Comic Sans MS1" fo:font-size="20pt" fo:font-style="normal" style:text-underline-style="none" fo:font-weight="bold" style:font-name-asian="ComicSansMS-Bold" style:font-size-asian="20pt" style:font-weight-asian="bold" style:font-name-complex="ComicSansMS-Bold" style:font-size-complex="20pt" style:font-weight-complex="bold"/>
    </style:style>
    <style:style style:name="T3" style:family="text">
      <style:text-properties fo:color="#000000" style:font-name="Comic Sans MS1" fo:font-size="20pt" fo:font-style="normal" fo:font-weight="bold" style:font-name-asian="Arial Unicode MS" style:font-size-asian="20pt" style:font-weight-asian="bold" style:font-name-complex="Arial Unicode MS" style:font-size-complex="20pt" style:font-weight-complex="bold"/>
    </style:style>
    <style:style style:name="T4" style:family="text">
      <style:text-properties fo:color="#000000" style:font-name="Comic Sans MS1" fo:font-style="normal" style:letter-kerning="false" style:font-name-asian="Arial Unicode MS" style:font-size-asian="20pt" style:font-name-complex="Arial Unicode MS" style:font-size-complex="20pt"/>
    </style:style>
    <style:style style:name="T5" style:family="text">
      <style:text-properties fo:color="#000000" style:font-name="Georgia1" fo:font-size="20pt" fo:font-style="normal" style:font-name-asian="Arial Unicode MS" style:font-size-asian="20pt" style:font-name-complex="Arial Unicode MS" style:font-size-complex="20pt"/>
    </style:style>
    <style:style style:name="T6" style:family="text">
      <style:text-properties fo:color="#000000" style:text-outline="false" style:font-name="Georgia1" fo:font-size="20pt" fo:letter-spacing="normal" fo:font-style="normal" fo:font-weight="normal" style:letter-kerning="false" style:font-name-asian="Arial Unicode MS" style:font-size-asian="20pt" style:font-weight-asian="normal" style:font-name-complex="Arial Unicode MS" style:font-size-complex="2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OODBYE I'M LEAVING (G)</text:p>
      <text:p text:style-name="P5"><text:span text:style-name="Default_20_Paragraph_20_Font"><text:span text:style-name="T3">Intro: <text:s/>[G] <text:s/>[D7] <text:s/>[G] <text:s/>[G]</text:span></text:span></text:p>
      <text:p text:style-name="P1"><text:span text:style-name="Bracketed_20_Chords"><text:span text:style-name="T1">[G]</text:span></text:span><text:span text:style-name="Default_20_Paragraph_20_Font"><text:span text:style-name="T5"> I often think about you baby it makes me want to </text:span></text:span><text:span text:style-name="Bracketed_20_Chords"><text:span text:style-name="T1">[D7]</text:span></text:span><text:span text:style-name="Default_20_Paragraph_20_Font"><text:span text:style-name="T5"> cry</text:span></text:span></text:p>
      <text:p text:style-name="P1"><text:span text:style-name="Default_20_Paragraph_20_Font"><text:span text:style-name="T5">And I can't find the words to say for telling you good-</text:span></text:span><text:span text:style-name="Bracketed_20_Chords"><text:span text:style-name="T1">[G]</text:span></text:span><text:span text:style-name="Default_20_Paragraph_20_Font"><text:span text:style-name="T5"> bye.</text:span></text:span></text:p>
      <text:p text:style-name="P1"><text:span text:style-name="Default_20_Paragraph_20_Font"><text:span text:style-name="T5">We've been fighting all the time you know our days are </text:span></text:span><text:span text:style-name="Bracketed_20_Chords"><text:span text:style-name="T1">[D7]</text:span></text:span><text:span text:style-name="Default_20_Paragraph_20_Font"><text:span text:style-name="T5"> few</text:span></text:span></text:p>
      <text:p text:style-name="P6"><text:span text:style-name="Default_20_Paragraph_20_Font"><text:span text:style-name="T5">Now I feel I'm strong enough to say these words to </text:span></text:span><text:span text:style-name="Bracketed_20_Chords"><text:span text:style-name="T1">[G]</text:span></text:span><text:span text:style-name="Default_20_Paragraph_20_Font"><text:span text:style-name="T5"> you.</text:span></text:span></text:p>
      <text:p text:style-name="P4"><text:span text:style-name="Default_20_Paragraph_20_Font"><text:span text:style-name="T4">Chorus:</text:span></text:span></text:p>
      <text:p text:style-name="P9"><text:span text:style-name="Default_20_Paragraph_20_Font"><text:span text:style-name="T5">Good-</text:span></text:span><text:span text:style-name="Bracketed_20_Chords"><text:span text:style-name="T1">[C]</text:span></text:span><text:span text:style-name="Default_20_Paragraph_20_Font"><text:span text:style-name="T5"> bye..I'm Leaving you </text:span></text:span><text:span text:style-name="Bracketed_20_Chords"><text:span text:style-name="T1">[G]</text:span></text:span><text:span text:style-name="Default_20_Paragraph_20_Font"><text:span text:style-name="T5"> darling, there's too much </text:span></text:span><text:span text:style-name="Bracketed_20_Chords"><text:span text:style-name="T1">[D7]</text:span></text:span><text:span text:style-name="Default_20_Paragraph_20_Font"><text:span text:style-name="T5"> pain</text:span></text:span></text:p>
      <text:p text:style-name="P8"><text:span text:style-name="Default_20_Paragraph_20_Font"><text:span text:style-name="T5">There's too much </text:span></text:span><text:span text:style-name="Bracketed_20_Chords"><text:span text:style-name="T1">[G]</text:span></text:span><text:span text:style-name="Default_20_Paragraph_20_Font"><text:span text:style-name="T5"> sorrow </text:span></text:span><text:span text:style-name="Bracketed_20_Chords"><text:span text:style-name="T1">[G7]</text:span></text:span><text:span text:style-name="Default_20_Paragraph_20_Font"><text:span text:style-name="T5"> …….good-</text:span></text:span><text:span text:style-name="Bracketed_20_Chords"><text:span text:style-name="T1">[C]</text:span></text:span><text:span text:style-name="Default_20_Paragraph_20_Font"><text:span text:style-name="T5"> bye I'm leaving you </text:span></text:span><text:span text:style-name="Bracketed_20_Chords"><text:span text:style-name="T1">[G]</text:span></text:span><text:span text:style-name="Default_20_Paragraph_20_Font"><text:span text:style-name="T5"> baby</text:span></text:span></text:p>
      <text:p text:style-name="P10"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leav-</text:span></text:span><text:span text:style-name="Bracketed_20_Chords"><text:span text:style-name="T1">[G]</text:span></text:span><text:span text:style-name="Default_20_Paragraph_20_Font"><text:span text:style-name="T5"> ing</text:span></text:span></text:p>
      <text:p text:style-name="P3"><text:span text:style-name="Bracketed_20_Chords"><text:span text:style-name="T1">[G]</text:span></text:span><text:span text:style-name="Default_20_Paragraph_20_Font"><text:span text:style-name="T6"> I'm tired of these lonely nights that you don't come right </text:span></text:span><text:span text:style-name="Bracketed_20_Chords"><text:span text:style-name="T1">[D7]</text:span></text:span><text:span text:style-name="Default_20_Paragraph_20_Font"><text:span text:style-name="T6"> home</text:span></text:span></text:p>
      <text:p text:style-name="P1"><text:span text:style-name="Default_20_Paragraph_20_Font"><text:span text:style-name="T5">I stay up all worried about you and feeling all </text:span></text:span><text:span text:style-name="Bracketed_20_Chords"><text:span text:style-name="T1">[G]</text:span></text:span><text:span text:style-name="Default_20_Paragraph_20_Font"><text:span text:style-name="T5"> alone</text:span></text:span></text:p>
      <text:p text:style-name="P1"><text:span text:style-name="Default_20_Paragraph_20_Font"><text:span text:style-name="T5">I tried so hard to talk things over but you don't under </text:span></text:span><text:span text:style-name="Bracketed_20_Chords"><text:span text:style-name="T1">[D7]</text:span></text:span><text:span text:style-name="Default_20_Paragraph_20_Font"><text:span text:style-name="T5"> stand</text:span></text:span></text:p>
      <text:p text:style-name="P1"><text:span text:style-name="Default_20_Paragraph_20_Font"><text:span text:style-name="T5">Cause your mind is occupied with another </text:span></text:span><text:span text:style-name="Bracketed_20_Chords"><text:span text:style-name="T1">[G]</text:span></text:span><text:span text:style-name="Default_20_Paragraph_20_Font"><text:span text:style-name="T5"> man.</text:span></text:span></text:p>
      <text:p text:style-name="P7"><text:span text:style-name="Default_20_Paragraph_20_Font"><text:span text:style-name="T4">(chorus)</text:span></text:span></text:p>
      <text:p text:style-name="P1"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</text:span></text:span><text:span text:style-name="Bracketed_20_Chords"><text:span text:style-name="T1">[G]</text:span></text:span><text:span text:style-name="Default_20_Paragraph_20_Font"><text:span text:style-name="T5"> leaving.</text:span></text:span></text:p>
      <text:p text:style-name="P1"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</text:span></text:span><text:span text:style-name="Bracketed_20_Chords"><text:span text:style-name="T1">[G]</text:span></text:span><text:span text:style-name="Default_20_Paragraph_20_Font"><text:span text:style-name="T5"> leaving.</text:span></text:span></text:p>
      <text:p text:style-name="P1"><text:span text:style-name="Default_20_Paragraph_20_Font"><text:span text:style-name="T5"/></text:span></text:p>
      <text:p text:style-name="P2"><text:span text:style-name="Default_20_Paragraph_20_Font"><text:span text:style-name="T4">Outro: </text:span></text:span><text:span text:style-name="Default_20_Paragraph_20_Font"><text:span text:style-name="T5"><text:s text:c="2"/></text:span></text:span><text:span text:style-name="Bracketed_20_Chords"><text:span text:style-name="T1">[G]</text:span></text:span><text:span text:style-name="Default_20_Paragraph_20_Font"><text:span text:style-name="T5"> <text:s/></text:span></text:span><text:span text:style-name="Bracketed_20_Chords"><text:span text:style-name="T1">[G+6]</text:span></text:span><text:span text:style-name="Default_20_Paragraph_20_Font"><text:span text:style-name="T5"> [C] </text:span></text:span><text:span text:style-name="Bracketed_20_Chords"><text:span text:style-name="T1">[F#º]</text:span></text:span><text:span text:style-name="Default_20_Paragraph_20_Font"><text:span text:style-name="T5"> </text:span></text:span><text:span text:style-name="Default_20_Paragraph_20_Font"><text:span text:style-name="T2">[G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roman"/>
    <style:font-face style:name="ComicSansMS-Bold" svg:font-family="ComicSansMS-Bold" style:font-family-generic="swiss"/>
    <style:font-face style:name="Helvetica1" svg:font-family="Helvetica" style:font-family-generic="swiss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loext:contextual-spacing="false"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5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Body" style:family="paragraph" style:default-outline-level="" style:list-style-name="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eorgia" fo:font-size="20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YRICS" style:family="paragraph" style:class="text">
      <style:paragraph-properties fo:margin-left="0in" fo:margin-right="0in" fo:text-align="start" style:justify-single-word="false" fo:text-indent="0in" style:auto-text-indent="false"/>
      <style:text-properties style:font-name="Georgia" fo:font-size="2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SONG_20_TITLE" style:display-name="SONG TITLE" style:family="paragraph">
      <style:paragraph-properties fo:padding="0in" fo:border-left="none" fo:border-right="none" fo:border-top="none" fo:border-bottom="0.0346in solid #ff6600" style:shadow="none"/>
      <style:text-properties style:font-name="Comic Sans MS" fo:font-size="20pt" fo:font-weight="bold" style:font-size-asian="18pt" style:font-size-complex="18pt"/>
    </style:style>
    <style:style style:name="Chords_2f_Instructions" style:display-name="Chords/Instructions" style:family="paragraph" style:default-outline-level="" style:list-style-name="">
      <style:paragraph-properties fo:margin-left="0.1874in" fo:margin-right="0in" fo:margin-top="0.0835in" fo:margin-bottom="0in" fo:line-height="0.222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font-variant="normal" fo:text-transform="none" fo:color="#0432fe" style:text-outline="false" style:text-line-through-style="none" style:text-position="0% 100%" style:font-name="Times New Roman1" fo:font-size="14pt" fo:letter-spacing="normal" fo:language="en" fo:country="US" fo:font-style="normal" style:text-underline-style="none" fo:font-weight="bold" style:letter-kerning="true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false" fo:hyphenation-remain-char-count="2" fo:hyphenation-push-char-count="2"/>
    </style:style>
    <style:style style:name="Song_20_Title" style:display-name="Song Title" style:family="paragraph" style:default-outline-level="2" style:list-style-name="">
      <style:paragraph-properties fo:margin-left="0in" fo:margin-right="0in" fo:margin-top="0in" fo:margin-bottom="0in" fo:line-height="0.222in" fo:text-align="center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432fe" style:text-outline="false" style:text-line-through-style="none" style:text-position="0% 100%" style:font-name="Verdana" fo:font-size="16pt" fo:letter-spacing="normal" fo:language="en" fo:country="US" fo:font-style="normal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fo:hyphenate="true" fo:hyphenation-remain-char-count="2" fo:hyphenation-push-char-count="2"/>
    </style:style>
    <style:style style:name="CAP_20_LYRICS" style:display-name="CAP LYRICS" style:family="paragraph" style:default-outline-level="" style:list-style-name="">
      <style:paragraph-properties fo:margin-left="0.15in" fo:margin-right="0in" fo:margin-top="0in" fo:margin-bottom="0in" fo:line-height="0.222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small-caps" fo:color="#000000" style:text-outline="false" style:text-line-through-style="none" style:text-position="0% 100%" style:font-name="Verdana" fo:font-size="14pt" fo:letter-spacing="normal" fo:language="en" fo:country="US" fo:font-style="normal" style:text-underline-style="none" fo:font-weight="bold" style:letter-kerning="true" style:font-name-asian="Arial Unicode MS" style:font-size-asian="14pt" style:font-style-asian="normal" style:font-weight-asian="bold" style:font-name-complex="Arial Unicode MS" style:font-size-complex="14pt" style:font-style-complex="normal" style:font-weight-complex="bold" fo:hyphenate="false" fo:hyphenation-remain-char-count="2" fo:hyphenation-push-char-count="2"/>
    </style:style>
    <style:style style:name="Default_20_Paragraph_20_Font" style:display-name="Default Paragraph Font" style:family="text">
      <style:text-properties style:font-name="Georgia" fo:font-size="2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racketed_20_Chords" style:display-name="Bracketed Chords" style:family="text">
      <style:text-properties fo:font-variant="normal" fo:text-transform="none" fo:color="#000000" style:text-outline="false" style:text-line-through-style="none" style:text-position="0% 100%" style:font-name="Comic Sans MS" fo:font-size="20pt" fo:letter-spacing="normal" fo:font-style="normal" style:text-underline-style="solid" style:text-underline-width="bold" style:text-underline-color="font-color" fo:font-weight="bold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 style:page-usage="mirrored">
      <style:page-layout-properties fo:page-width="11in" fo:page-height="8.5in" style:num-format="1" style:print-orientation="landscape" fo:margin-top="0.5in" fo:margin-bottom="0.5in" fo:margin-left="0.6in" fo:margin-right="0.6in" style:shadow="none" style:writing-mode="lr-tb" style:layout-grid-color="#c0c0c0" style:layout-grid-lines="2514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ANDSCAPE FAKEBOOK (20 pt font)</dc:title>
    <meta:generator>OpenOffice/4.1.3$Unix OpenOffice.org_project/413m1$Build-9783</meta:generator>
    <meta:creation-date>2016-01-07T22:43:33</meta:creation-date>
    <meta:editing-duration>PT12M30S</meta:editing-duration>
    <meta:editing-cycles>9</meta:editing-cycles>
    <meta:initial-creator>George Sereno</meta:initial-creator>
    <dc:date>2017-01-16T16:54:15</dc:date>
    <dc:creator>George Sereno</dc:creator>
    <meta:document-statistic meta:table-count="0" meta:image-count="0" meta:object-count="0" meta:page-count="1" meta:paragraph-count="18" meta:word-count="173" meta:character-count="901"/>
    <meta:template xlink:type="simple" xlink:actuate="onRequest" xlink:title="LANDSCAPE FAKEBOOK (20 pt font)" xlink:href="../../../../Library/Application%20Support/OpenOffice/4/user/template/LANDSCAPE%20FAKEBOOK%20(20%20pt%20font).ott" meta:date="2016-01-07T22:43:33"/>
  </office:meta>
</office:document-meta>
</file>